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9400000CC5204880C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7.575cm, 44.084cm, 73.184cm, 31.336cm)" draw:image-opacity="100%" style:mirror="none"/>
    </style:style>
    <style:style style:name="gr3" style:family="graphic" style:parent-style-name="standard">
      <style:graphic-properties svg:stroke-width="0.152cm" svg:stroke-color="#dc2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254cm" svg:stroke-color="#dc2300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svg:stroke-width="0.305cm" svg:stroke-color="#dc23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svg:stroke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svg:stroke-width="0.152cm" svg:stroke-color="#dc23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36pt" style:font-size-asian="36pt" style:font-size-complex="36pt"/>
    </style:style>
    <style:style style:name="T1" style:family="text">
      <style:text-properties fo:color="#dc23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55cm" svg:height="25.939cm" svg:x="1.069cm" svg:y="0.984cm">
          <draw:image xlink:href="Pictures/100000000000099400000CC5204880C9.jpg" xlink:type="simple" xlink:show="embed" xlink:actuate="onLoad">
            <text:p/>
          </draw:image>
        </draw:frame>
        <draw:frame draw:style-name="gr2" draw:text-style-name="P1" draw:layer="layout" svg:width="10.795cm" svg:height="4.445cm" svg:x="2.27cm" svg:y="2.905cm">
          <draw:image xlink:href="Pictures/100000000000099400000CC5204880C9.jpg" xlink:type="simple" xlink:show="embed" xlink:actuate="onLoad">
            <text:p/>
          </draw:image>
        </draw:frame>
        <draw:custom-shape draw:style-name="gr3" draw:text-style-name="P1" draw:layer="layout" svg:width="2.54cm" svg:height="1.27cm" svg:x="7.985cm" svg:y="9.25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1cm" svg:y1="7.985cm" svg:x2="7.35cm" svg:y2="9.255cm">
          <text:p/>
        </draw:line>
        <draw:line draw:style-name="gr5" draw:text-style-name="P1" draw:layer="layout" svg:x1="14.335cm" svg:y1="3.54cm" svg:x2="12.43cm" svg:y2="5.445cm">
          <text:p/>
        </draw:line>
        <draw:custom-shape draw:style-name="gr6" draw:text-style-name="P1" draw:layer="layout" svg:width="10.7cm" svg:height="1.905cm" svg:x="9.89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0.16cm" svg:height="2.155cm" svg:x="9.89cm" svg:y="1.385cm">
          <draw:text-box>
            <text:p text:style-name="P2"><text:span text:style-name="T1">Warmwasser: an</text:span></text:p>
          </draw:text-box>
        </draw:frame>
        <draw:custom-shape draw:style-name="gr3" draw:text-style-name="P1" draw:layer="layout" svg:width="2.54cm" svg:height="2.54cm" svg:x="12.131cm" svg:y="12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525cm" svg:y1="15.605cm" svg:x2="11.795cm" svg:y2="14.335cm">
          <text:p/>
        </draw:line>
        <draw:custom-shape draw:style-name="gr6" draw:text-style-name="P1" draw:layer="layout" svg:width="12.065cm" svg:height="1.905cm" svg:x="7.35cm" svg:y="16.2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2.7cm" svg:height="2.79cm" svg:x="7.35cm" svg:y="16.24cm">
          <draw:text-box>
            <text:p text:style-name="P2"><text:span text:style-name="T1">Stromzufuhr Ther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9T12:14:14</meta:creation-date>
    <dc:date>2010-04-09T13:17:48</dc:date>
    <meta:editing-duration>PT00H23M36S</meta:editing-duration>
    <meta:editing-cycles>1</meta:editing-cycles>
    <meta:document-statistic meta:object-count="11"/>
    <meta:generator>OpenOffice.org/3.2$Linux OpenOffice.org_project/320m12$Build-9483</meta:generator>
  </office:meta>
</office:document-meta>
</file>